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subtitle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44pt" style:font-size-asian="4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4pt" style:font-size-asian="44pt"/>
    </style:style>
    <style:style style:name="P5" style:family="paragraph">
      <style:paragraph-properties fo:margin-left="1.2cm" fo:margin-right="0cm" fo:text-indent="-0.9cm"/>
      <style:text-properties fo:font-size="60pt" style:font-size-asian="60pt"/>
    </style:style>
    <style:style style:name="P6" style:family="paragraph">
      <style:text-properties fo:font-size="60pt" style:font-size-asian="60pt"/>
    </style:style>
    <style:style style:name="P7" style:family="paragraph">
      <style:paragraph-properties fo:margin-left="1.2cm" fo:margin-right="0cm" fo:text-indent="-0.9cm"/>
      <style:text-properties fo:font-size="40pt" style:font-size-asian="40pt"/>
    </style:style>
    <style:style style:name="P8" style:family="paragraph">
      <style:paragraph-properties fo:margin-left="0cm" fo:margin-right="0cm" fo:text-indent="0cm"/>
      <style:text-properties fo:font-size="44pt"/>
    </style:style>
    <style:style style:name="P9" style:family="paragraph">
      <style:paragraph-properties fo:margin-left="0cm" fo:margin-right="0cm" fo:text-indent="0cm"/>
      <style:text-properties fo:font-size="44pt" style:font-size-asian="60pt"/>
    </style:style>
    <style:style style:name="P10" style:family="paragraph">
      <style:paragraph-properties fo:margin-left="1.2cm" fo:margin-right="0cm" fo:text-indent="-0.9cm"/>
      <style:text-properties fo:font-size="44pt" style:font-size-asian="44pt"/>
    </style:style>
    <style:style style:name="P11" style:family="paragraph">
      <style:paragraph-properties fo:margin-left="0.6cm" fo:margin-right="0cm" fo:text-align="start" fo:text-indent="-0.6cm"/>
      <style:text-properties fo:font-size="28pt"/>
    </style:style>
    <style:style style:name="P12" style:family="paragraph">
      <style:paragraph-properties fo:text-align="start"/>
      <style:text-properties fo:font-size="28pt"/>
    </style:style>
    <style:style style:name="P13" style:family="paragraph">
      <style:paragraph-properties fo:margin-left="0.6cm" fo:margin-right="0cm" fo:text-align="start" fo:text-indent="-0.6cm"/>
    </style:style>
    <style:style style:name="P14" style:family="paragraph">
      <style:paragraph-properties fo:margin-left="1.2cm" fo:margin-right="0cm" fo:text-indent="-0.9cm"/>
      <style:text-properties fo:font-size="48pt" style:font-size-asian="48pt"/>
    </style:style>
    <style:style style:name="T1" style:family="text">
      <style:text-properties fo:font-size="44pt" style:font-size-asian="44pt"/>
    </style:style>
    <style:style style:name="T2" style:family="text">
      <style:text-properties fo:font-size="60pt" style:font-size-asian="60pt"/>
    </style:style>
    <style:style style:name="T3" style:family="text">
      <style:text-properties fo:font-size="40pt" style:font-size-asian="40pt"/>
    </style:style>
    <style:style style:name="T4" style:family="text">
      <style:text-properties fo:font-family="Arial" style:font-family-generic="swiss" style:font-pitch="variable" fo:font-size="44pt" style:font-size-asian="44pt"/>
    </style:style>
    <style:style style:name="T5" style:family="text">
      <style:text-properties fo:font-size="44pt"/>
    </style:style>
    <style:style style:name="T6" style:family="text">
      <style:text-properties fo:font-size="44pt" style:font-size-asian="60pt"/>
    </style:style>
    <style:style style:name="T7" style:family="text">
      <style:text-properties fo:font-size="28pt"/>
    </style:style>
    <style:style style:name="T8" style:family="text">
      <style:text-properties fo:font-size="48pt" style:font-size-asian="4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489cm" svg:x="2.058cm" svg:y="1.552cm" presentation:class="title" presentation:user-transformed="true">
          <draw:text-box>
            <text:p text:style-name="P1">Global standard programming with GNU Autotool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p text:style-name="P2"><text:span text:style-name="T1">ウノウ株式会社</text:span></text:p>
            <text:p text:style-name="P2"><text:span text:style-name="T1">尾藤 正人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3cm" presentation:class="title">
          <draw:text-box>
            <text:p text:style-name="P4"><text:span text:style-name="T1">背景</text:span></text:p>
          </draw:text-box>
        </draw:frame>
        <draw:frame presentation:style-name="pr5" draw:text-style-name="P6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UNIX(Like)</text:span><text:span text:style-name="T2">は数が多い</text:span></text:p>
              </text:list-item>
            </text:list>
            <text:list text:style-name="L3">
              <text:list-item>
                <text:p text:style-name="P5"><text:span text:style-name="T2">歴史も長い</text:span></text:p>
              </text:list-item>
            </text:list>
            <text:list text:style-name="L3">
              <text:list-item>
                <text:p text:style-name="P5"><text:span text:style-name="T2">非互換性の問題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2cm" presentation:class="title" presentation:user-transformed="true">
          <draw:text-box>
            <text:p text:style-name="P4"><text:span text:style-name="T1">GNU Autotools </text:span><text:span text:style-name="T1">の目的</text:span></text:p>
          </draw:text-box>
        </draw:frame>
        <draw:frame presentation:style-name="pr7" draw:text-style-name="P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高い互換性</text:span></text:p>
              </text:list-item>
            </text:list>
            <text:list text:style-name="L3">
              <text:list-item>
                <text:p text:style-name="P5"><text:span text:style-name="T2">簡単にパッケージ化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3cm" presentation:class="title">
          <draw:text-box>
            <text:p text:style-name="P4"><text:span text:style-name="T1">高い互換性の実現方法</text:span></text:p>
          </draw:text-box>
        </draw:frame>
        <draw:frame presentation:style-name="pr7" draw:text-style-name="P7" draw:layer="layout" svg:width="23.912cm" svg:height="13.261cm" svg:x="2.058cm" svg:y="5.838cm" presentation:class="outline" presentation:user-transformed="true">
          <draw:text-box>
            <text:list text:style-name="L3">
              <text:list-item>
                <text:p text:style-name="P7"><text:span text:style-name="T3">テストによって非互換性の検出</text:span></text:p>
              </text:list-item>
            </text:list>
            <text:list text:style-name="L3">
              <text:list-item>
                <text:p text:style-name="P7"><text:span text:style-name="T3">OS</text:span><text:span text:style-name="T3">、バージョンによる区別は原則しない</text:span></text:p>
              </text:list-item>
            </text:list>
            <text:list text:style-name="L3">
              <text:list-item>
                <text:p text:style-name="P7"><text:span text:style-name="T3">基本ツール</text:span><text:span text:style-name="T3">(sh, make)</text:span><text:span text:style-name="T3">の非互換性には自動対応</text:span></text:p>
              </text:list-item>
            </text:list>
            <text:list text:style-name="L3">
              <text:list-item>
                <text:p text:style-name="P7"><text:span text:style-name="T3">どの</text:span><text:span text:style-name="T3">OS</text:span><text:span text:style-name="T3">でも使用可能な基本ツールのみを使用</text:span></text:p>
              </text:list-item>
            </text:list>
            <text:list text:style-name="L3">
              <text:list-item>
                <text:p text:style-name="P7"><text:span text:style-name="T3">ラッパープログラムを使ってコマンドやオプションの差異を吸収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3cm" presentation:class="title" presentation:user-transformed="true">
          <draw:text-box>
            <text:p text:style-name="P4"><text:span text:style-name="T4">GNU</text:span><text:span text:style-name="T1"> Autotools </text:span><text:span text:style-name="T1">とは？</text:span>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2">autoconf</text:span></text:p>
              </text:list-item>
            </text:list>
            <text:list text:style-name="L3">
              <text:list-item>
                <text:p text:style-name="P5"><text:span text:style-name="T2">automake</text:span></text:p>
              </text:list-item>
            </text:list>
            <text:list text:style-name="L3">
              <text:list-item>
                <text:p text:style-name="P5"><text:span text:style-name="T2">libtool</text:span></text:p>
              </text:list-item>
            </text:list>
            <text:list text:style-name="L3">
              <text:list-item>
                <text:p text:style-name="P5"><text:span text:style-name="T2">互いに独立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text-style-name="P8" draw:layer="layout" svg:width="23.912cm" svg:height="3.508cm" svg:x="2.058cm" svg:y="1.543cm" presentation:class="title">
          <draw:text-box>
            <text:p text:style-name="P8"><text:span text:style-name="T5">autoconf</text:span></text:p>
          </draw:text-box>
        </draw:frame>
        <draw:frame presentation:style-name="pr7" draw:text-style-name="P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configure </text:span><text:span text:style-name="T2">を生成</text:span></text:p>
              </text:list-item>
            </text:list>
            <text:list text:style-name="L3">
              <text:list-item>
                <text:p text:style-name="P5"><text:span text:style-name="T2">GNU m4</text:span></text:p>
              </text:list-item>
            </text:list>
            <text:list text:style-name="L3">
              <text:list-item>
                <text:p text:style-name="P5"><text:span text:style-name="T2">configure.ac(</text:span><text:span text:style-name="T2">ルールファイル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text-style-name="P9" draw:layer="layout" svg:width="23.912cm" svg:height="3.508cm" svg:x="2.058cm" svg:y="1.543cm" presentation:class="title">
          <draw:text-box>
            <text:p text:style-name="P9"><text:span text:style-name="T6">autoconf - configure</text:span></text:p>
          </draw:text-box>
        </draw:frame>
        <draw:frame presentation:style-name="pr7" draw:text-style-name="P10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0"><text:span text:style-name="T1">sh</text:span><text:span text:style-name="T1">スクリプト</text:span></text:p>
              </text:list-item>
            </text:list>
            <text:list text:style-name="L3">
              <text:list-item>
                <text:p text:style-name="P10"><text:span text:style-name="T1">関数、</text:span><text:span text:style-name="T1">typedef</text:span><text:span text:style-name="T1">、ライブラリ等のテスト</text:span></text:p>
              </text:list-item>
            </text:list>
            <text:list text:style-name="L3">
              <text:list-item>
                <text:p text:style-name="P10"><text:span text:style-name="T1">config.h</text:span><text:span text:style-name="T1">を出力</text:span></text:p>
              </text:list-item>
            </text:list>
            <text:list text:style-name="L3">
              <text:list-item>
                <text:p text:style-name="P10"><text:span text:style-name="T1">*.in(Makefile.in) -&gt; *(Makefile)</text:span></text:p>
              </text:list-item>
            </text:list>
            <text:list text:style-name="L3">
              <text:list-item>
                <text:p text:style-name="P10"><text:span text:style-name="T1">s/@foo@/${foo}/g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6">autoconf - </text:span>configure.ac</text:p>
          </draw:text-box>
        </draw:frame>
        <draw:frame presentation:style-name="pr8" draw:text-style-name="P12" draw:layer="layout" svg:width="23.912cm" svg:height="13.213cm" svg:x="2.058cm" svg:y="5.847cm" presentation:class="subtitle" presentation:user-transformed="true">
          <draw:text-box>
            <text:p text:style-name="P11"><text:span text:style-name="T7">AC_INIT([foo],[0.0.1],[masato@unoh.net])</text:span></text:p>
            <text:p text:style-name="P11"><text:span text:style-name="T7">AM_INIT_AUTOMAKE(foo, 0.0.1)</text:span></text:p>
            <text:p text:style-name="P11"><text:span text:style-name="T7">AC_CONFIG_SRCDIR([config.h.in])</text:span></text:p>
            <text:p text:style-name="P11"><text:span text:style-name="T7">AC_CONFIG_HEADERS([config.h])</text:span></text:p>
            <text:p text:style-name="P11"><text:span text:style-name="T7">AC_PROG_CC</text:span></text:p>
            <text:p text:style-name="P11"><text:span text:style-name="T7">AC_HEADER_STDC</text:span></text:p>
            <text:p text:style-name="P11"><text:span text:style-name="T7">AC_CHECK_HEADERS([unistd.h])</text:span></text:p>
            <text:p text:style-name="P11"><text:span text:style-name="T7">AC_TYPE_SIZE_T</text:span></text:p>
            <text:p text:style-name="P11"><text:span text:style-name="T7">AC_FUNC_MALLOC</text:span></text:p>
            <text:p text:style-name="P11"><text:span text:style-name="T7">AC_CHECK_FUNCS([strdup])</text:span></text:p>
            <text:p text:style-name="P11"><text:span text:style-name="T7">AC_CONFIG_FILES([Makefile])</text:span></text:p>
            <text:p text:style-name="P11"><text:span text:style-name="T7">AC_OUTPUT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6">autoconf - </text:span>autoscan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2">ソースコードを再帰的に自動検査</text:span></text:p>
              </text:list-item>
            </text:list>
            <text:list text:style-name="L3">
              <text:list-item>
                <text:p text:style-name="P5"><text:span text:style-name="T2">configure.scan</text:span><text:span text:style-name="T2">を生成</text:span></text:p>
              </text:list-item>
            </text:list>
            <text:list text:style-name="L3">
              <text:list-item>
                <text:p text:style-name="P5"><text:span text:style-name="T2">configure.scan</text:span><text:span text:style-name="T2">は</text:span><text:span text:style-name="T2">configure.ac</text:span><text:span text:style-name="T2">の雛形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6">autoconf - </text:span>aclocal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2">configure.ac</text:span><text:span text:style-name="T2">を読み込む</text:span></text:p>
              </text:list-item>
            </text:list>
            <text:list text:style-name="L3">
              <text:list-item>
                <text:p text:style-name="P5"><text:span text:style-name="T2">AM_</text:span><text:span text:style-name="T2">で始まる</text:span><text:span text:style-name="T2">m4</text:span><text:span text:style-name="T2">マクロ</text:span><text:span text:style-name="T2">(automake</text:span><text:span text:style-name="T2">用</text:span><text:span text:style-name="T2">)</text:span><text:span text:style-name="T2">を取得</text:span></text:p>
              </text:list-item>
            </text:list>
            <text:list text:style-name="L3">
              <text:list-item>
                <text:p text:style-name="P5"><text:span text:style-name="T2">aclocal.m4</text:span><text:span text:style-name="T2">に書き出す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6">autoconf - </text:span>autoheader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2">configure.ac</text:span><text:span text:style-name="T2">を読み込む</text:span></text:p>
              </text:list-item>
            </text:list>
            <text:list text:style-name="L3">
              <text:list-item>
                <text:p text:style-name="P5"><text:span text:style-name="T2">記述に従って</text:span><text:span text:style-name="T2">config.h.in</text:span><text:span text:style-name="T2">を生成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automake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2">Makefile.in</text:span><text:span text:style-name="T2">を生成</text:span></text:p>
              </text:list-item>
            </text:list>
            <text:list text:style-name="L3">
              <text:list-item>
                <text:p text:style-name="P5"><text:span text:style-name="T2">Makefile.am(</text:span><text:span text:style-name="T2">ルールファイル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automake - Makefile.am</text:p>
          </draw:text-box>
        </draw:frame>
        <draw:frame presentation:style-name="pr2" draw:text-style-name="P13" draw:layer="layout" svg:width="23.912cm" svg:height="13.231cm" svg:x="2.058cm" svg:y="5.838cm" presentation:class="subtitle">
          <draw:text-box>
            <text:p text:style-name="P13"><text:span text:style-name="T6">bin_PROGRAMS = foo</text:span></text:p>
            <text:p text:style-name="P13"><text:span text:style-name="T6">foo_SOURCES = foo.c foo.h</text:span></text:p>
            <text:p text:style-name="P13"><text:span text:style-name="T6">lib_LTLIBRARIES = libbar.la</text:span></text:p>
            <text:p text:style-name="P13"><text:span text:style-name="T6">libbar_la_SOURCES = bar.c bar.h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3cm" presentation:class="title">
          <draw:text-box>
            <text:p text:style-name="P4"><text:span text:style-name="T1">automake - </text:span><text:span text:style-name="T1">便利な</text:span><text:span text:style-name="T1">Makefile</text:span></text:p>
          </draw:text-box>
        </draw:frame>
        <draw:frame presentation:style-name="pr7" draw:text-style-name="P7" draw:layer="layout" svg:width="23.912cm" svg:height="13.593cm" svg:x="2.058cm" svg:y="5.838cm" presentation:class="outline" presentation:user-transformed="true">
          <draw:text-box>
            <text:list text:style-name="L3">
              <text:list-item>
                <text:p text:style-name="P7"><text:span text:style-name="T3">インストール先ディレクトリを簡単に変更できる</text:span></text:p>
              </text:list-item>
            </text:list>
            <text:list text:style-name="L3">
              <text:list-item>
                <text:p text:style-name="P7"><text:span text:style-name="T3">make dist </text:span><text:span text:style-name="T3">一発で</text:span><text:span text:style-name="T3">tarball</text:span><text:span text:style-name="T3">を作成</text:span></text:p>
              </text:list-item>
            </text:list>
            <text:list text:style-name="L3">
              <text:list-item>
                <text:p text:style-name="P7"><text:span text:style-name="T3">インクルードパスは自動で追加</text:span><text:span text:style-name="T3">(</text:span><text:span text:style-name="T3">ディレクトリを変更しても深くなっても大丈夫</text:span><text:span text:style-name="T3">)</text:span></text:p>
              </text:list-item>
            </text:list>
            <text:list text:style-name="L3">
              <text:list-item>
                <text:p text:style-name="P7"><text:span text:style-name="T3">make distclean </text:span><text:span text:style-name="T3">一発で初期化</text:span></text:p>
              </text:list-item>
            </text:list>
            <text:list text:style-name="L3">
              <text:list-item>
                <text:p text:style-name="P7"><text:span text:style-name="T3">configure.ac,Makefile.am</text:span><text:span text:style-name="T3">が変わった場合は自動で更新してくれる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libtool</text:p>
          </draw:text-box>
        </draw:frame>
        <draw:frame presentation:style-name="pr7" draw:text-style-name="P14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4"><text:span text:style-name="T8">sh</text:span><text:span text:style-name="T8">スクリプト</text:span></text:p>
              </text:list-item>
            </text:list>
            <text:list text:style-name="L3">
              <text:list-item>
                <text:p text:style-name="P14"><text:span text:style-name="T8">ライブラリ生成のコマンド、オプションはツール、環境によってまちまち</text:span></text:p>
              </text:list-item>
            </text:list>
            <text:list text:style-name="L3">
              <text:list-item>
                <text:p text:style-name="P14"><text:span text:style-name="T8">libtool</text:span><text:span text:style-name="T8">を使う事で統一的なインターフェースでライブラリの生成が可能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libtool - libtoolize</text:p>
          </draw:text-box>
        </draw:frame>
        <draw:frame presentation:style-name="pr7" draw:text-style-name="P5" draw:layer="layout" svg:width="23.912cm" svg:height="13.247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autoconf,automake</text:span><text:span text:style-name="T2">と組み合わせて使う時に必要なファイルをローカルにコピーしてくれる</text:span></text:p>
              </text:list-item>
            </text:list>
            <text:list text:style-name="L3">
              <text:list-item>
                <text:p text:style-name="P5"><text:span text:style-name="T2">aclocal,libtoolize,aclocal</text:span><text:span text:style-name="T2">の順に実行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2cm" svg:height="3.508cm" svg:x="2.058cm" svg:y="1.543cm" presentation:class="title">
          <draw:text-box>
            <text:p text:style-name="P4"><text:span text:style-name="T1">まとめ</text:span></text:p>
          </draw:text-box>
        </draw:frame>
        <draw:frame presentation:style-name="pr7" draw:text-style-name="P5" draw:layer="layout" svg:width="23.912cm" svg:height="13.247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GNU Autotools</text:span><text:span text:style-name="T2">を使うと互換性の高いプログラムが簡単に書ける</text:span></text:p>
              </text:list-item>
            </text:list>
            <text:list text:style-name="L3">
              <text:list-item>
                <text:p text:style-name="P5"><text:span text:style-name="T2">パッケージ化もラクチン</text:span></text:p>
              </text:list-item>
            </text:list>
            <text:list text:style-name="L3">
              <text:list-item>
                <text:p text:style-name="P5"><text:span text:style-name="T2">php</text:span><text:span text:style-name="T2">にはあまり関係ない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masato bito</meta:initial-creator>
    <meta:creation-date>2006-10-22T12:43:23</meta:creation-date>
    <dc:creator>masato bito</dc:creator>
    <dc:date>2006-10-22T16:16:27</dc:date>
    <dc:language>en-US</dc:language>
    <meta:editing-cycles>9</meta:editing-cycles>
    <meta:editing-duration>PT3H33M40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